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d4a8" officeooo:paragraph-rsid="0016d4a8"/>
    </style:style>
    <style:style style:name="P2" style:family="paragraph" style:parent-style-name="Standard">
      <style:paragraph-properties fo:text-align="start" style:justify-single-word="false"/>
      <style:text-properties officeooo:rsid="0016d4a8" officeooo:paragraph-rsid="0016d4a8"/>
    </style:style>
    <style:style style:name="P3" style:family="paragraph" style:parent-style-name="Standard">
      <style:paragraph-properties fo:text-align="start" style:justify-single-word="false"/>
      <style:text-properties officeooo:rsid="0017cbcc" officeooo:paragraph-rsid="0017cbcc"/>
    </style:style>
    <style:style style:name="T1" style:family="text">
      <style:text-properties officeooo:rsid="0017c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the Project</text:p>
      <text:p text:style-name="P2"/>
      <text:p text:style-name="P2">The research base<text:span text:style-name="T1">d</text:span> projects aims to identify and pin point the citizens of United States of America committing voting frauds and owning multiple properties in different states. We aim to iden<text:span text:style-name="T1">tify the people who are committing this fraud and match them using the people’s intelligence records with the online people finder repositories.</text:span></text:p>
      <text:p text:style-name="P2"/>
      <text:p text:style-name="P3">Languages/Tools Used</text:p>
      <text:p text:style-name="P3"/>
      <text:p text:style-name="P3"/>
      <text:p text:style-name="P3">1. Python</text:p>
      <text:p text:style-name="P3">2. R</text:p>
      <text:p text:style-name="P3">3. Amazon Web Services</text:p>
      <text:p text:style-name="P3"/>
      <text:p text:style-name="P3">Methods Involved:</text:p>
      <text:p text:style-name="P3">1. Web Scraping</text:p>
      <text:p text:style-name="P3">2. Data Comparison.</text:p>
      <text:p text:style-name="P3">3. Data Analysis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4T17:50:00.127886880</meta:creation-date>
    <dc:date>2020-03-04T18:56:59.808631491</dc:date>
    <meta:editing-duration>PT36M49S</meta:editing-duration>
    <meta:editing-cycles>1</meta:editing-cycles>
    <meta:document-statistic meta:table-count="0" meta:image-count="0" meta:object-count="0" meta:page-count="1" meta:paragraph-count="10" meta:word-count="76" meta:character-count="475" meta:non-whitespace-character-count="409"/>
    <meta:generator>LibreOffice/6.4.0.3$Linux_X86_64 LibreOffice_project/4c008856d7f83292dc6823d3bed76200cc9a2ba2</meta:generator>
  </office:meta>
</office:document-meta>
</file>